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B0000002F898E6733.png" manifest:media-type="image/png"/>
  <manifest:file-entry manifest:full-path="Pictures/1000176700001D4C000004D3A00B442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111111" draw:marker-start-width="0.242cm" draw:marker-end-width="0.242cm" draw:fill="none" loext:fill-use-slide-background="false" draw:textarea-horizontal-align="justify" draw:textarea-vertical-align="middle" draw:auto-grow-height="false" fo:min-height="1.469cm" fo:min-width="1.854cm" fo:padding-top="0.139cm" fo:padding-bottom="0.139cm" fo:padding-left="0.264cm" fo:padding-right="0.264cm" loext:decorative="false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28cm" svg:stroke-color="#111111" draw:marker-start-width="0.242cm" draw:marker-end-width="0.242cm" draw:fill="none" loext:fill-use-slide-background="false" draw:textarea-horizontal-align="justify" draw:textarea-vertical-align="middle" draw:auto-grow-height="false" fo:min-height="1.441cm" fo:min-width="1.826cm" fo:padding-top="0.139cm" fo:padding-bottom="0.139cm" fo:padding-left="0.264cm" fo:padding-right="0.264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Ubuntu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21cm" svg:height="0.316cm" svg:x="3.519cm" svg:y="2.035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3.217cm" svg:y="2.507cm">
          <draw:text-box>
            <text:p text:style-name="P2"><text:span text:style-name="T1">Keycard</text:span></text:p>
            <text:p text:style-name="P2"><text:span text:style-name="T2">A</text:span></text:p>
          </draw:text-box>
        </draw:frame>
        <draw:custom-shape draw:style-name="gr3" draw:text-style-name="P4" draw:layer="layout" svg:width="2.54cm" svg:height="1.905cm" svg:x="3.217cm" svg:y="1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217cm" svg:y1="2.552cm" svg:x2="5.757cm" svg:y2="2.552cm">
          <text:p/>
        </draw:line>
        <draw:frame draw:style-name="gr1" draw:text-style-name="P1" draw:layer="layout" svg:width="1.921cm" svg:height="0.316cm" svg:x="7.519cm" svg:y="2.028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7.217cm" svg:y="2.5cm">
          <draw:text-box>
            <text:p text:style-name="P2"><text:span text:style-name="T1">Keycard</text:span></text:p>
            <text:p text:style-name="P2"><text:span text:style-name="T2">B</text:span></text:p>
          </draw:text-box>
        </draw:frame>
        <draw:custom-shape draw:style-name="gr5" draw:text-style-name="P4" draw:layer="layout" svg:width="2.54cm" svg:height="1.905cm" svg:x="7.217cm" svg:y="1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217cm" svg:y1="2.545cm" svg:x2="9.757cm" svg:y2="2.545cm">
          <text:p/>
        </draw:line>
        <draw:frame draw:style-name="gr1" draw:text-style-name="P1" draw:layer="layout" svg:width="1.921cm" svg:height="0.316cm" svg:x="11.519cm" svg:y="2.021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1.217cm" svg:y="2.493cm">
          <draw:text-box>
            <text:p text:style-name="P2"><text:span text:style-name="T1">Keycard</text:span></text:p>
            <text:p text:style-name="P2"><text:span text:style-name="T2">C</text:span></text:p>
          </draw:text-box>
        </draw:frame>
        <draw:custom-shape draw:style-name="gr5" draw:text-style-name="P4" draw:layer="layout" svg:width="2.54cm" svg:height="1.905cm" svg:x="11.217cm" svg:y="1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1.217cm" svg:y1="2.538cm" svg:x2="13.757cm" svg:y2="2.538cm">
          <text:p/>
        </draw:line>
        <draw:frame draw:style-name="gr1" draw:text-style-name="P1" draw:layer="layout" svg:width="1.921cm" svg:height="0.316cm" svg:x="15.519cm" svg:y="2.014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5.217cm" svg:y="2.486cm">
          <draw:text-box>
            <text:p text:style-name="P2"><text:span text:style-name="T1">Keycard</text:span></text:p>
            <text:p text:style-name="P2"><text:span text:style-name="T2">D</text:span></text:p>
          </draw:text-box>
        </draw:frame>
        <draw:custom-shape draw:style-name="gr5" draw:text-style-name="P4" draw:layer="layout" svg:width="2.54cm" svg:height="1.905cm" svg:x="15.217cm" svg:y="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217cm" svg:y1="2.531cm" svg:x2="17.757cm" svg:y2="2.531cm">
          <text:p/>
        </draw:line>
        <draw:frame draw:style-name="gr1" draw:text-style-name="P1" draw:layer="layout" svg:width="1.921cm" svg:height="0.316cm" svg:x="3.519cm" svg:y="5.028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3.217cm" svg:y="5.5cm">
          <draw:text-box>
            <text:p text:style-name="P2"><text:span text:style-name="T1">Keycard</text:span></text:p>
            <text:p text:style-name="P2"><text:span text:style-name="T2">E</text:span></text:p>
          </draw:text-box>
        </draw:frame>
        <draw:custom-shape draw:style-name="gr5" draw:text-style-name="P4" draw:layer="layout" svg:width="2.54cm" svg:height="1.905cm" svg:x="3.217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217cm" svg:y1="5.545cm" svg:x2="5.757cm" svg:y2="5.545cm">
          <text:p/>
        </draw:line>
        <draw:frame draw:style-name="gr1" draw:text-style-name="P1" draw:layer="layout" svg:width="1.921cm" svg:height="0.316cm" svg:x="7.519cm" svg:y="5.021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7.217cm" svg:y="5.493cm">
          <draw:text-box>
            <text:p text:style-name="P2"><text:span text:style-name="T1">Keycard</text:span></text:p>
            <text:p text:style-name="P2"><text:span text:style-name="T2">F</text:span></text:p>
          </draw:text-box>
        </draw:frame>
        <draw:custom-shape draw:style-name="gr5" draw:text-style-name="P4" draw:layer="layout" svg:width="2.54cm" svg:height="1.905cm" svg:x="7.217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217cm" svg:y1="5.538cm" svg:x2="9.757cm" svg:y2="5.538cm">
          <text:p/>
        </draw:line>
        <draw:frame draw:style-name="gr1" draw:text-style-name="P1" draw:layer="layout" svg:width="1.921cm" svg:height="0.316cm" svg:x="11.519cm" svg:y="5.014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1.217cm" svg:y="5.486cm">
          <draw:text-box>
            <text:p text:style-name="P2"><text:span text:style-name="T1">Keycard</text:span></text:p>
            <text:p text:style-name="P2"><text:span text:style-name="T2">G</text:span></text:p>
          </draw:text-box>
        </draw:frame>
        <draw:custom-shape draw:style-name="gr5" draw:text-style-name="P4" draw:layer="layout" svg:width="2.54cm" svg:height="1.905cm" svg:x="11.217cm" svg:y="4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1.217cm" svg:y1="5.531cm" svg:x2="13.757cm" svg:y2="5.531cm">
          <text:p/>
        </draw:line>
        <draw:frame draw:style-name="gr1" draw:text-style-name="P1" draw:layer="layout" svg:width="1.921cm" svg:height="0.316cm" svg:x="15.519cm" svg:y="5.007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5.217cm" svg:y="5.479cm">
          <draw:text-box>
            <text:p text:style-name="P2"><text:span text:style-name="T1">Keycard</text:span></text:p>
            <text:p text:style-name="P2"><text:span text:style-name="T2">H</text:span></text:p>
          </draw:text-box>
        </draw:frame>
        <draw:custom-shape draw:style-name="gr5" draw:text-style-name="P4" draw:layer="layout" svg:width="2.54cm" svg:height="1.905cm" svg:x="15.217cm" svg:y="4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217cm" svg:y1="5.524cm" svg:x2="17.757cm" svg:y2="5.524cm">
          <text:p/>
        </draw:line>
        <draw:frame draw:style-name="gr1" draw:text-style-name="P1" draw:layer="layout" svg:width="1.921cm" svg:height="0.316cm" svg:x="3.519cm" svg:y="8.028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3.217cm" svg:y="8.5cm">
          <draw:text-box>
            <text:p text:style-name="P2"><text:span text:style-name="T1">Keycard</text:span></text:p>
            <text:p text:style-name="P2"><text:span text:style-name="T2">T</text:span></text:p>
          </draw:text-box>
        </draw:frame>
        <draw:custom-shape draw:style-name="gr5" draw:text-style-name="P4" draw:layer="layout" svg:width="2.54cm" svg:height="1.905cm" svg:x="3.217cm" svg:y="7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217cm" svg:y1="8.545cm" svg:x2="5.757cm" svg:y2="8.545cm">
          <text:p/>
        </draw:line>
        <draw:frame draw:style-name="gr1" draw:text-style-name="P1" draw:layer="layout" svg:width="1.921cm" svg:height="0.316cm" svg:x="7.519cm" svg:y="8.021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7.217cm" svg:y="8.493cm">
          <draw:text-box>
            <text:p text:style-name="P2"><text:span text:style-name="T1">Keycard</text:span></text:p>
            <text:p text:style-name="P2"><text:span text:style-name="T2">N</text:span></text:p>
          </draw:text-box>
        </draw:frame>
        <draw:custom-shape draw:style-name="gr5" draw:text-style-name="P4" draw:layer="layout" svg:width="2.54cm" svg:height="1.905cm" svg:x="7.217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217cm" svg:y1="8.538cm" svg:x2="9.757cm" svg:y2="8.538cm">
          <text:p/>
        </draw:line>
        <draw:frame draw:style-name="gr1" draw:text-style-name="P1" draw:layer="layout" svg:width="1.921cm" svg:height="0.316cm" svg:x="3.519cm" svg:y="11.028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3.217cm" svg:y="11.5cm">
          <draw:text-box>
            <text:p text:style-name="P2"><text:span text:style-name="T1">Keycard</text:span></text:p>
            <text:p text:style-name="P2"><text:span text:style-name="T2">A</text:span></text:p>
          </draw:text-box>
        </draw:frame>
        <draw:custom-shape draw:style-name="gr5" draw:text-style-name="P4" draw:layer="layout" svg:width="2.54cm" svg:height="1.905cm" svg:x="3.217cm" svg:y="10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217cm" svg:y1="11.545cm" svg:x2="5.757cm" svg:y2="11.545cm">
          <text:p/>
        </draw:line>
        <draw:frame draw:style-name="gr1" draw:text-style-name="P1" draw:layer="layout" svg:width="1.921cm" svg:height="0.316cm" svg:x="7.519cm" svg:y="11.021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7.217cm" svg:y="11.493cm">
          <draw:text-box>
            <text:p text:style-name="P2"><text:span text:style-name="T1">Keycard</text:span></text:p>
            <text:p text:style-name="P2"><text:span text:style-name="T2">B</text:span></text:p>
          </draw:text-box>
        </draw:frame>
        <draw:custom-shape draw:style-name="gr5" draw:text-style-name="P4" draw:layer="layout" svg:width="2.54cm" svg:height="1.905cm" svg:x="7.217cm" svg:y="10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217cm" svg:y1="11.538cm" svg:x2="9.757cm" svg:y2="11.538cm">
          <text:p/>
        </draw:line>
        <draw:frame draw:style-name="gr1" draw:text-style-name="P1" draw:layer="layout" svg:width="1.921cm" svg:height="0.316cm" svg:x="11.519cm" svg:y="11.014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1.217cm" svg:y="11.486cm">
          <draw:text-box>
            <text:p text:style-name="P2"><text:span text:style-name="T1">Keycard</text:span></text:p>
            <text:p text:style-name="P2"><text:span text:style-name="T2">C</text:span></text:p>
          </draw:text-box>
        </draw:frame>
        <draw:custom-shape draw:style-name="gr5" draw:text-style-name="P4" draw:layer="layout" svg:width="2.54cm" svg:height="1.905cm" svg:x="11.217cm" svg:y="10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1.217cm" svg:y1="11.531cm" svg:x2="13.757cm" svg:y2="11.531cm">
          <text:p/>
        </draw:line>
        <draw:frame draw:style-name="gr1" draw:text-style-name="P1" draw:layer="layout" svg:width="1.921cm" svg:height="0.316cm" svg:x="15.519cm" svg:y="11.007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5.217cm" svg:y="11.479cm">
          <draw:text-box>
            <text:p text:style-name="P2"><text:span text:style-name="T1">Keycard</text:span></text:p>
            <text:p text:style-name="P2"><text:span text:style-name="T2">D</text:span></text:p>
          </draw:text-box>
        </draw:frame>
        <draw:custom-shape draw:style-name="gr5" draw:text-style-name="P4" draw:layer="layout" svg:width="2.54cm" svg:height="1.905cm" svg:x="15.217cm" svg:y="10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217cm" svg:y1="11.524cm" svg:x2="17.757cm" svg:y2="11.524cm">
          <text:p/>
        </draw:line>
        <draw:frame draw:style-name="gr1" draw:text-style-name="P1" draw:layer="layout" svg:width="1.921cm" svg:height="0.316cm" svg:x="3.519cm" svg:y="14.021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3.217cm" svg:y="14.493cm">
          <draw:text-box>
            <text:p text:style-name="P2"><text:span text:style-name="T1">Keycard</text:span></text:p>
            <text:p text:style-name="P2"><text:span text:style-name="T2">E</text:span></text:p>
          </draw:text-box>
        </draw:frame>
        <draw:custom-shape draw:style-name="gr5" draw:text-style-name="P4" draw:layer="layout" svg:width="2.54cm" svg:height="1.905cm" svg:x="3.217cm" svg:y="13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217cm" svg:y1="14.538cm" svg:x2="5.757cm" svg:y2="14.538cm">
          <text:p/>
        </draw:line>
        <draw:frame draw:style-name="gr1" draw:text-style-name="P1" draw:layer="layout" svg:width="1.921cm" svg:height="0.316cm" svg:x="7.519cm" svg:y="14.014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7.217cm" svg:y="14.486cm">
          <draw:text-box>
            <text:p text:style-name="P2"><text:span text:style-name="T1">Keycard</text:span></text:p>
            <text:p text:style-name="P2"><text:span text:style-name="T2">F</text:span></text:p>
          </draw:text-box>
        </draw:frame>
        <draw:custom-shape draw:style-name="gr5" draw:text-style-name="P4" draw:layer="layout" svg:width="2.54cm" svg:height="1.905cm" svg:x="7.217cm" svg:y="13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217cm" svg:y1="14.531cm" svg:x2="9.757cm" svg:y2="14.531cm">
          <text:p/>
        </draw:line>
        <draw:frame draw:style-name="gr1" draw:text-style-name="P1" draw:layer="layout" svg:width="1.921cm" svg:height="0.316cm" svg:x="11.519cm" svg:y="14.007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1.217cm" svg:y="14.479cm">
          <draw:text-box>
            <text:p text:style-name="P2"><text:span text:style-name="T1">Keycard</text:span></text:p>
            <text:p text:style-name="P2"><text:span text:style-name="T2">G</text:span></text:p>
          </draw:text-box>
        </draw:frame>
        <draw:custom-shape draw:style-name="gr5" draw:text-style-name="P4" draw:layer="layout" svg:width="2.54cm" svg:height="1.905cm" svg:x="11.217cm" svg:y="13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1.217cm" svg:y1="14.524cm" svg:x2="13.757cm" svg:y2="14.524cm">
          <text:p/>
        </draw:line>
        <draw:frame draw:style-name="gr1" draw:text-style-name="P1" draw:layer="layout" svg:width="1.921cm" svg:height="0.316cm" svg:x="15.519cm" svg:y="14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5.217cm" svg:y="14.472cm">
          <draw:text-box>
            <text:p text:style-name="P2"><text:span text:style-name="T1">Keycard</text:span></text:p>
            <text:p text:style-name="P2"><text:span text:style-name="T2">H</text:span></text:p>
          </draw:text-box>
        </draw:frame>
        <draw:custom-shape draw:style-name="gr5" draw:text-style-name="P4" draw:layer="layout" svg:width="2.54cm" svg:height="1.905cm" svg:x="15.217cm" svg:y="13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217cm" svg:y1="14.517cm" svg:x2="17.757cm" svg:y2="14.517cm">
          <text:p/>
        </draw:line>
        <draw:frame draw:style-name="gr1" draw:text-style-name="P1" draw:layer="layout" svg:width="1.921cm" svg:height="0.316cm" svg:x="3.519cm" svg:y="17.021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3.217cm" svg:y="17.493cm">
          <draw:text-box>
            <text:p text:style-name="P2"><text:span text:style-name="T1">Keycard</text:span></text:p>
            <text:p text:style-name="P2"><text:span text:style-name="T2">T</text:span></text:p>
          </draw:text-box>
        </draw:frame>
        <draw:custom-shape draw:style-name="gr5" draw:text-style-name="P4" draw:layer="layout" svg:width="2.54cm" svg:height="1.905cm" svg:x="3.217cm" svg:y="16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217cm" svg:y1="17.538cm" svg:x2="5.757cm" svg:y2="17.538cm">
          <text:p/>
        </draw:line>
        <draw:frame draw:style-name="gr1" draw:text-style-name="P1" draw:layer="layout" svg:width="1.921cm" svg:height="0.316cm" svg:x="7.519cm" svg:y="17.014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7.217cm" svg:y="17.486cm">
          <draw:text-box>
            <text:p text:style-name="P2"><text:span text:style-name="T1">Keycard</text:span></text:p>
            <text:p text:style-name="P2"><text:span text:style-name="T2">N</text:span></text:p>
          </draw:text-box>
        </draw:frame>
        <draw:custom-shape draw:style-name="gr5" draw:text-style-name="P4" draw:layer="layout" svg:width="2.54cm" svg:height="1.905cm" svg:x="7.217cm" svg:y="16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217cm" svg:y1="17.531cm" svg:x2="9.757cm" svg:y2="17.531cm">
          <text:p/>
        </draw:line>
        <draw:frame draw:style-name="gr1" draw:text-style-name="P1" draw:layer="layout" svg:width="1.921cm" svg:height="0.316cm" svg:x="3.519cm" svg:y="20.021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3.217cm" svg:y="20.493cm">
          <draw:text-box>
            <text:p text:style-name="P2"><text:span text:style-name="T1">Keycard</text:span></text:p>
            <text:p text:style-name="P2"><text:span text:style-name="T2">A</text:span></text:p>
          </draw:text-box>
        </draw:frame>
        <draw:custom-shape draw:style-name="gr5" draw:text-style-name="P4" draw:layer="layout" svg:width="2.54cm" svg:height="1.905cm" svg:x="3.217cm" svg:y="1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217cm" svg:y1="20.538cm" svg:x2="5.757cm" svg:y2="20.538cm">
          <text:p/>
        </draw:line>
        <draw:frame draw:style-name="gr1" draw:text-style-name="P1" draw:layer="layout" svg:width="1.921cm" svg:height="0.316cm" svg:x="7.519cm" svg:y="20.014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7.217cm" svg:y="20.486cm">
          <draw:text-box>
            <text:p text:style-name="P2"><text:span text:style-name="T1">Keycard</text:span></text:p>
            <text:p text:style-name="P2"><text:span text:style-name="T2">B</text:span></text:p>
          </draw:text-box>
        </draw:frame>
        <draw:custom-shape draw:style-name="gr5" draw:text-style-name="P4" draw:layer="layout" svg:width="2.54cm" svg:height="1.905cm" svg:x="7.217cm" svg:y="19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217cm" svg:y1="20.531cm" svg:x2="9.757cm" svg:y2="20.531cm">
          <text:p/>
        </draw:line>
        <draw:frame draw:style-name="gr1" draw:text-style-name="P1" draw:layer="layout" svg:width="1.921cm" svg:height="0.316cm" svg:x="11.519cm" svg:y="20.007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1.217cm" svg:y="20.479cm">
          <draw:text-box>
            <text:p text:style-name="P2"><text:span text:style-name="T1">Keycard</text:span></text:p>
            <text:p text:style-name="P2"><text:span text:style-name="T2">C</text:span></text:p>
          </draw:text-box>
        </draw:frame>
        <draw:custom-shape draw:style-name="gr5" draw:text-style-name="P4" draw:layer="layout" svg:width="2.54cm" svg:height="1.905cm" svg:x="11.217cm" svg:y="19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1.217cm" svg:y1="20.524cm" svg:x2="13.757cm" svg:y2="20.524cm">
          <text:p/>
        </draw:line>
        <draw:frame draw:style-name="gr1" draw:text-style-name="P1" draw:layer="layout" svg:width="1.921cm" svg:height="0.316cm" svg:x="15.519cm" svg:y="20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5.217cm" svg:y="20.472cm">
          <draw:text-box>
            <text:p text:style-name="P2"><text:span text:style-name="T1">Keycard</text:span></text:p>
            <text:p text:style-name="P2"><text:span text:style-name="T2">D</text:span></text:p>
          </draw:text-box>
        </draw:frame>
        <draw:custom-shape draw:style-name="gr5" draw:text-style-name="P4" draw:layer="layout" svg:width="2.54cm" svg:height="1.905cm" svg:x="15.217cm" svg:y="19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217cm" svg:y1="20.517cm" svg:x2="17.757cm" svg:y2="20.517cm">
          <text:p/>
        </draw:line>
        <draw:frame draw:style-name="gr1" draw:text-style-name="P1" draw:layer="layout" svg:width="1.921cm" svg:height="0.316cm" svg:x="3.519cm" svg:y="23.014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3.217cm" svg:y="23.486cm">
          <draw:text-box>
            <text:p text:style-name="P2"><text:span text:style-name="T1">Keycard</text:span></text:p>
            <text:p text:style-name="P2"><text:span text:style-name="T2">E</text:span></text:p>
          </draw:text-box>
        </draw:frame>
        <draw:custom-shape draw:style-name="gr5" draw:text-style-name="P4" draw:layer="layout" svg:width="2.54cm" svg:height="1.905cm" svg:x="3.217cm" svg:y="22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217cm" svg:y1="23.531cm" svg:x2="5.757cm" svg:y2="23.531cm">
          <text:p/>
        </draw:line>
        <draw:frame draw:style-name="gr1" draw:text-style-name="P1" draw:layer="layout" svg:width="1.921cm" svg:height="0.316cm" svg:x="7.519cm" svg:y="23.007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7.217cm" svg:y="23.479cm">
          <draw:text-box>
            <text:p text:style-name="P2"><text:span text:style-name="T1">Keycard</text:span></text:p>
            <text:p text:style-name="P2"><text:span text:style-name="T2">F</text:span></text:p>
          </draw:text-box>
        </draw:frame>
        <draw:custom-shape draw:style-name="gr5" draw:text-style-name="P4" draw:layer="layout" svg:width="2.54cm" svg:height="1.905cm" svg:x="7.217cm" svg:y="22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217cm" svg:y1="23.524cm" svg:x2="9.757cm" svg:y2="23.524cm">
          <text:p/>
        </draw:line>
        <draw:frame draw:style-name="gr1" draw:text-style-name="P1" draw:layer="layout" svg:width="1.921cm" svg:height="0.316cm" svg:x="11.519cm" svg:y="23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1.217cm" svg:y="23.472cm">
          <draw:text-box>
            <text:p text:style-name="P2"><text:span text:style-name="T1">Keycard</text:span></text:p>
            <text:p text:style-name="P2"><text:span text:style-name="T2">G</text:span></text:p>
          </draw:text-box>
        </draw:frame>
        <draw:custom-shape draw:style-name="gr5" draw:text-style-name="P4" draw:layer="layout" svg:width="2.54cm" svg:height="1.905cm" svg:x="11.217cm" svg:y="22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1.217cm" svg:y1="23.517cm" svg:x2="13.757cm" svg:y2="23.517cm">
          <text:p/>
        </draw:line>
        <draw:frame draw:style-name="gr1" draw:text-style-name="P1" draw:layer="layout" svg:width="1.921cm" svg:height="0.316cm" svg:x="15.519cm" svg:y="22.993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15.217cm" svg:y="23.465cm">
          <draw:text-box>
            <text:p text:style-name="P2"><text:span text:style-name="T1">Keycard</text:span></text:p>
            <text:p text:style-name="P2"><text:span text:style-name="T2">H</text:span></text:p>
          </draw:text-box>
        </draw:frame>
        <draw:custom-shape draw:style-name="gr5" draw:text-style-name="P4" draw:layer="layout" svg:width="2.54cm" svg:height="1.905cm" svg:x="15.217cm" svg:y="22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217cm" svg:y1="23.51cm" svg:x2="17.757cm" svg:y2="23.51cm">
          <text:p/>
        </draw:line>
        <draw:frame draw:style-name="gr1" draw:text-style-name="P1" draw:layer="layout" svg:width="1.921cm" svg:height="0.316cm" svg:x="3.519cm" svg:y="26.014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3.217cm" svg:y="26.486cm">
          <draw:text-box>
            <text:p text:style-name="P2"><text:span text:style-name="T1">Keycard</text:span></text:p>
            <text:p text:style-name="P2"><text:span text:style-name="T2">T</text:span></text:p>
          </draw:text-box>
        </draw:frame>
        <draw:custom-shape draw:style-name="gr5" draw:text-style-name="P4" draw:layer="layout" svg:width="2.54cm" svg:height="1.905cm" svg:x="3.217cm" svg:y="25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.217cm" svg:y1="26.531cm" svg:x2="5.757cm" svg:y2="26.531cm">
          <text:p/>
        </draw:line>
        <draw:frame draw:style-name="gr1" draw:text-style-name="P1" draw:layer="layout" svg:width="1.921cm" svg:height="0.316cm" svg:x="7.519cm" svg:y="26.007cm">
          <draw:image xlink:href="Pictures/1000176700001D4C000004D3A00B4425.svg" xlink:type="simple" xlink:show="embed" xlink:actuate="onLoad" draw:mime-type="image/svg+xml">
            <text:p/>
          </draw:image>
          <draw:image xlink:href="Pictures/100000010000011B0000002F898E6733.png" xlink:type="simple" xlink:show="embed" xlink:actuate="onLoad" draw:mime-type="image/png"/>
        </draw:frame>
        <draw:frame draw:style-name="gr2" draw:text-style-name="P3" draw:layer="layout" svg:width="2.54cm" svg:height="1.27cm" svg:x="7.217cm" svg:y="26.479cm">
          <draw:text-box>
            <text:p text:style-name="P2"><text:span text:style-name="T1">Keycard</text:span></text:p>
            <text:p text:style-name="P2"><text:span text:style-name="T2">N</text:span></text:p>
          </draw:text-box>
        </draw:frame>
        <draw:custom-shape draw:style-name="gr5" draw:text-style-name="P4" draw:layer="layout" svg:width="2.54cm" svg:height="1.905cm" svg:x="7.217cm" svg:y="25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217cm" svg:y1="26.524cm" svg:x2="9.757cm" svg:y2="26.5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21:25:33.810989626</meta:creation-date>
    <meta:print-date>2025-11-12T21:56:50.299998383</meta:print-date>
    <dc:date>2025-11-12T22:07:36.630277765</dc:date>
    <meta:editing-duration>PT6M53S</meta:editing-duration>
    <meta:editing-cycles>1</meta:editing-cycles>
    <meta:document-statistic meta:object-count="120"/>
    <meta:generator>LibreOffice/24.2.7.2$Linux_X86_64 LibreOffice_project/420$Build-2</meta:generator>
  </office:meta>
</office:document-meta>
</file>